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Code._getPrevOperator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Code._isInArray( char ch , char [ ] array , int sta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Code._getNext( char [ ] program ,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Code._getNextOffset( char [ ] program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Code._getArg1( char [ ] program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Code.Op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pCode._getNextOperator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Code._getOperand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Code._isWordCharacter( char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Code._getArg2( char [ ] program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